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bf4" officeooo:paragraph-rsid="00122bf4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2bf4" officeooo:paragraph-rsid="00122bf4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22bf4" officeooo:paragraph-rsid="00122bf4" style:font-weight-asian="bold" style:font-weight-complex="bold"/>
    </style:style>
    <style:style style:name="P4" style:family="paragraph" style:parent-style-name="Standard">
      <style:text-properties style:text-position="0% 100%" style:text-underline-style="none" fo:font-weight="normal" officeooo:rsid="00122bf4" officeooo:paragraph-rsid="00122bf4" style:font-weight-asian="normal" style:font-weight-complex="normal"/>
    </style:style>
    <style:style style:name="P5" style:family="paragraph" style:parent-style-name="Standard">
      <style:text-properties style:text-position="0% 100%" style:font-name="Liberation Serif1" style:text-underline-style="none" fo:font-weight="normal" officeooo:rsid="00141dba" officeooo:paragraph-rsid="00140ff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141dba" officeooo:paragraph-rsid="00168d8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4da67" style:font-weight-asian="normal" style:font-weight-complex="normal"/>
    </style:style>
    <style:style style:name="P8" style:family="paragraph" style:parent-style-name="Standard">
      <style:text-properties style:text-position="0% 100%" style:font-name="Liberation Serif1" fo:font-size="12pt" style:text-underline-style="none" fo:font-weight="normal" officeooo:rsid="0014da6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da67" officeooo:paragraph-rsid="00141dba" style:font-weight-asian="normal" style:font-weight-complex="normal"/>
    </style:style>
    <style:style style:name="P10" style:family="paragraph" style:parent-style-name="Standard">
      <style:text-properties style:text-position="0% 100%" style:font-name="Liberation Serif1" fo:font-size="12pt" style:text-underline-style="none" fo:font-weight="normal" officeooo:rsid="0014da67" officeooo:paragraph-rsid="00140ff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b51b7" officeooo:paragraph-rsid="001b51b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d0333" officeooo:paragraph-rsid="001d0333" style:font-weight-asian="normal" style:font-weight-complex="normal"/>
    </style:style>
    <style:style style:name="P13" style:family="paragraph" style:parent-style-name="Standard">
      <style:text-properties officeooo:paragraph-rsid="00122bf4"/>
    </style:style>
    <style:style style:name="P14" style:family="paragraph" style:parent-style-name="Standard">
      <style:text-properties style:font-name="courier new" fo:font-size="10.5pt" style:font-size-asian="10.5pt" style:font-size-complex="10.5pt"/>
    </style:style>
    <style:style style:name="P15" style:family="paragraph" style:parent-style-name="Standard">
      <style:text-properties fo:font-size="10.5pt" style:font-size-asian="10.5pt" style:font-size-complex="10.5pt"/>
    </style:style>
    <style:style style:name="P16" style:family="paragraph" style:parent-style-name="Standard">
      <style:text-properties fo:color="#3333ff" fo:font-size="10.5pt" style:font-size-asian="10.5pt" style:font-size-complex="10.5pt"/>
    </style:style>
    <style:style style:name="P17" style:family="paragraph" style:parent-style-name="Standard">
      <style:text-properties fo:color="#3333ff" style:font-name="courier new" fo:font-size="10.5pt" fo:font-weight="bold" style:font-size-asian="10.5pt" style:font-size-complex="10.5pt"/>
    </style:style>
    <style:style style:name="P18" style:family="paragraph" style:parent-style-name="Standard">
      <style:text-properties fo:color="#3333ff" style:font-name="courier new" fo:font-size="10.5pt" fo:font-weight="bold" officeooo:paragraph-rsid="00122bf4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officeooo:paragraph-rsid="00141dba"/>
    </style:style>
    <style:style style:name="P20" style:family="paragraph" style:parent-style-name="Standard">
      <style:paragraph-properties fo:text-align="justify" style:justify-single-word="false"/>
      <style:text-properties officeooo:paragraph-rsid="0014da67"/>
    </style:style>
    <style:style style:name="P21" style:family="paragraph" style:parent-style-name="Standard">
      <style:paragraph-properties fo:text-align="justify" style:justify-single-word="false"/>
      <style:text-properties officeooo:paragraph-rsid="00168d86"/>
    </style:style>
    <style:style style:name="P22" style:family="paragraph" style:parent-style-name="Standard">
      <style:paragraph-properties fo:text-align="justify" style:justify-single-word="false"/>
      <style:text-properties officeooo:paragraph-rsid="001855a3"/>
    </style:style>
    <style:style style:name="P23" style:family="paragraph" style:parent-style-name="Standard">
      <style:paragraph-properties fo:text-align="justify" style:justify-single-word="false"/>
      <style:text-properties officeooo:paragraph-rsid="00185a00"/>
    </style:style>
    <style:style style:name="P24" style:family="paragraph" style:parent-style-name="Standard">
      <style:text-properties style:text-position="super 58%" officeooo:rsid="00122bf4" officeooo:paragraph-rsid="00122bf4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41dba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4da6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855a3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iberation Serif1" fo:font-size="12pt" style:text-underline-style="none" fo:font-weight="normal" officeooo:rsid="00141dba" officeooo:paragraph-rsid="00185a00" style:font-weight-asian="normal" style:font-weight-complex="normal"/>
    </style:style>
    <style:style style:name="P29" style:family="paragraph" style:parent-style-name="Standard">
      <style:text-properties officeooo:rsid="001d8874" officeooo:paragraph-rsid="001d8874"/>
    </style:style>
    <style:style style:name="P30" style:family="paragraph" style:parent-style-name="Standard">
      <style:text-properties fo:color="#3333ff" officeooo:rsid="001d8874" officeooo:paragraph-rsid="001d8874"/>
    </style:style>
    <style:style style:name="T1" style:family="text">
      <style:text-properties officeooo:rsid="00122bf4"/>
    </style:style>
    <style:style style:name="T2" style:family="text">
      <style:text-properties style:text-position="super 58%"/>
    </style:style>
    <style:style style:name="T3" style:family="text">
      <style:text-properties style:text-position="0% 100%" officeooo:rsid="00122bf4"/>
    </style:style>
    <style:style style:name="T4" style:family="text">
      <style:text-properties style:text-position="0% 100%" style:font-name="Liberation Serif1" style:text-underline-style="none" fo:font-weight="normal" officeooo:rsid="00141dba" style:font-weight-asian="normal" style:font-weight-complex="normal"/>
    </style:style>
    <style:style style:name="T5" style:family="text">
      <style:text-properties style:text-position="0% 100%" style:font-name="Liberation Serif1" fo:font-size="12pt" style:text-underline-style="none" fo:font-weight="normal" officeooo:rsid="00141dba" style:font-weight-asian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officeooo:rsid="001d88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INA’S DIARY</text:p>
      <text:p text:style-name="P1"/>
      <text:p text:style-name="P3"/>
      <text:p text:style-name="P3">Friday, February 16<text:span text:style-name="T2">th</text:span></text:p>
      <text:p text:style-name="P24"/>
      <text:p text:style-name="P13"><text:span text:style-name="T3">Creation of a </text:span>bash script that when run creates a template project folder structure. <text:span text:style-name="T1">The specified file structure is the following:</text:span></text:p>
      <text:p text:style-name="P13"/>
      <text:p text:style-name="P18">projects/<text:span text:style-name="T1">MTLS project</text:span></text:p>
      <text:p text:style-name="P15"><text:span text:style-name="T6">./scripts/</text:span> – directory for all the python/R/perl scripts</text:p>
      <text:p text:style-name="P15"><text:span text:style-name="T6">./bash/</text:span> – driver scripts that call all other scripts and execute pipelines</text:p>
      <text:p text:style-name="P15"><text:span text:style-name="T6">./bash/runall.sh</text:span> – the main driver script</text:p>
      <text:p text:style-name="P15"><text:span text:style-name="T6">./bash/filter*sh</text:span> – scripts that I use usually only once to filter input directories and create soft links</text:p>
      <text:p text:style-name="P15"><text:span text:style-name="T6">./input/</text:span> – input directories</text:p>
      <text:p text:style-name="P15"><text:span text:style-name="T6">./output/</text:span> – output directories</text:p>
      <text:p text:style-name="P15"><text:span text:style-name="T6">./logs</text:span> – stdout and stderr of runall.sh scripts</text:p>
      <text:p text:style-name="P16"><text:span text:style-name="T6">readme.txt</text:span> – description of files and scripts in this project folder</text:p>
      <text:p text:style-name="P16"><text:span text:style-name="T6">commands.txt</text:span> – commands that I run in this directory (could be a mess)</text:p>
      <text:p text:style-name="P15"/>
      <text:p text:style-name="P17">datasets (directory for storing all datasets)</text:p>
      <text:p text:style-name="P14">CASP9</text:p>
      <text:p text:style-name="P14">CASP10</text:p>
      <text:p text:style-name="P14">CASP11</text:p>
      <text:p text:style-name="P14">Human reference genome</text:p>
      <text:p text:style-name="P14">etc…</text:p>
      <text:p text:style-name="P15"/>
      <text:p text:style-name="P17">general_scripts (directory for storing scripts that are use in many projects)</text:p>
      <text:p text:style-name="P14">pdb_scripts</text:p>
      <text:p text:style-name="P14">templates</text:p>
      <text:p text:style-name="P14">etc..</text:p>
      <text:p text:style-name="P15"/>
      <text:p text:style-name="P17">bin (all small scripts that I want to be always in PATH, remember to att this to your PATH-variable)</text:p>
      <text:p text:style-name="P14">fastalen</text:p>
      <text:p text:style-name="P14">svm_to_txt</text:p>
      <text:p text:style-name="P14">txt_to_svm</text:p>
      <text:p text:style-name="P14">echo_both</text:p>
      <text:p text:style-name="P14">etc…</text:p>
      <text:p text:style-name="P29"/>
      <text:p text:style-name="P30">**The blue entries are the ones that I specified in the bash script as examples. The rest of them will be added gradually when needed. </text:p>
      <text:p text:style-name="P13"/>
      <text:p text:style-name="P13"><text:span text:style-name="T1">Also, I signed up on github. (E-mail used: </text:span><text:a xlink:type="simple" xlink:href="mailto:marina.martinez.hernandez@stud.ki.se" text:style-name="Internet_20_link" text:visited-style-name="Visited_20_Internet_20_Link"><text:span text:style-name="T1">marina.martinez.hernandez@stud.ki.se</text:span></text:a><text:span text:style-name="T1">) and I also created </text:span>a new repo on github. <text:span text:style-name="T1">The previous bash script was uploaded to my github and sent to John. </text:span></text:p>
      <text:p text:style-name="P13"/>
      <text:p text:style-name="P13"/>
      <text:p text:style-name="P13"/>
      <text:p text:style-name="P3">Tuesday, February 20<text:span text:style-name="T2">th</text:span></text:p>
      <text:p text:style-name="P4"/>
      <text:p text:style-name="P5">Search of the 5 papers/protocols relevant to my project (beta barrel 2 state). The most relevant ones are:</text:p>
      <text:p text:style-name="P5"/>
      <text:p text:style-name="P19"><text:soft-page-break/><text:span text:style-name="T4">- Prediction of Transmembrane Regions of β-Barrel Proteins Using ANN- and SVM-Based Methods. Navjyot K. Natt, Haroreet Kaur, and G.P.S. Raghava. Institute of Microbial Technology, Chandigarh, India. PROTEINS: Structure, Function, and Bioinformatics 56:11–18 (2004). Link: </text:span><text:a xlink:type="simple" xlink:href="http://onlinelibrary.wiley.com/doi/10.1002/prot.20092/pdf" text:style-name="Internet_20_link" text:visited-style-name="Visited_20_Internet_20_Link">http://onlinelibrary.wiley.com/doi/10.1002/prot.20092/pdf</text:a></text:p>
      <text:p text:style-name="P19"><text:span text:style-name="T4">- PRED-TMBB2: improved topology prediction and detection of beta-barrel outer membrane proteins. Konstantinos D. Tsirigos, Arne Elofsson and Pantelis G.Bagos. Bioinformatics. 2016 Sep 1;32(17): i665-i671.Doi: 10.1093/bioinformatics/btw444. Link: </text:span><text:a xlink:type="simple" xlink:href="https://www.ncbi.nlm.nih.gov/pubmed/27587687" text:style-name="Internet_20_link" text:visited-style-name="Visited_20_Internet_20_Link">https://www.ncbi.nlm.nih.gov/pubmed/27587687</text:a></text:p>
      <text:p text:style-name="P25"/>
      <text:p text:style-name="P20"><text:span text:style-name="T5">- BOCTOPUS: improved topology prediction of transmembrane β barrel proteins. Sikander Hayat and Arne Elofsson. Structural bioinformatics. Vol. 28 no. 4 2012, pages 516–522 doi:10.1093/bioinformatics/btr710. Link: </text:span><text:a xlink:type="simple" xlink:href="https://academic.oup.com/bioinformatics/article/28/4/516/213408" text:style-name="Internet_20_link" text:visited-style-name="Visited_20_Internet_20_Link">https://academic.oup.com/bioinformatics/article/28/4/516/213408</text:a></text:p>
      <text:p text:style-name="P7"/>
      <text:p text:style-name="P21"><text:span text:style-name="T5">- Beta barrel trans-membrane proteins: Enhanced prediction using a Bayesian approach. Paul D. Taylor,Christopher P. Toseland, Teresa K. Attwood and Darren R. Flower. Bioinformation. 2006; 1(6): 231–233. </text:span><text:span text:style-name="T4">Published online 2006 Oct 7. PMCID: PMC1891693. Link: </text:span><text:a xlink:type="simple" xlink:href="https://www.ncbi.nlm.nih.gov/pmc/articles/PMC1891693/" text:style-name="Internet_20_link" text:visited-style-name="Visited_20_Internet_20_Link">https://www.ncbi.nlm.nih.gov/pmc/articles/PMC1891693/</text:a></text:p>
      <text:p text:style-name="P6"/>
      <text:p text:style-name="P22"><text:span text:style-name="T4">- </text:span><text:span text:style-name="T5">Predicting Beta Barrel Transmembrane Proteins Using HMMs. Tsaousis G.N., Hamodrakas S.J., Bagos P.G. (2017). In: Westhead D., Vijayabaskar M. (eds) Hidden Markov Models pp 43-61. Methods in Molecular Biology, vol 1552. Humana Press, New York, NY. Link: </text:span><text:a xlink:type="simple" xlink:href="https://link.springer.com/protocol/10.1007%2F978-1-4939-6753-7_4" text:style-name="Internet_20_link" text:visited-style-name="Visited_20_Internet_20_Link">https://link.springer.com/protocol/10.1007%2F978-1-4939-6753-7_4</text:a></text:p>
      <text:p text:style-name="P27"/>
      <text:p text:style-name="P28">Extra paper, although I prefer the above ones:</text:p>
      <text:p text:style-name="P23"><text:span text:style-name="T5">- Predicting transmembrane beta-barrels in proteomes. Henry R. Bigelow, Donald S. Petrey, Jinfeng Liu, Dariusz Przybylski and Burkhard Rost. Nucleic Acids Research, 2004, Vol. 32, No. 8. DOI: 10.1093/nar/gkh580. Link: </text:span><text:a xlink:type="simple" xlink:href="https://www.ncbi.nlm.nih.gov/pmc/articles/PMC419468/pdf/gkh580.pdf" text:style-name="Internet_20_link" text:visited-style-name="Visited_20_Internet_20_Link">https://www.ncbi.nlm.nih.gov/pmc/articles/PMC419468/pdf/gkh580.pdf</text:a></text:p>
      <text:p text:style-name="P7"/>
      <text:p text:style-name="P7"/>
      <text:p text:style-name="P11">Papers sent to Arne by e-mail. </text:p>
      <text:p text:style-name="P11"/>
      <text:p text:style-name="P12">Start programming in python for my project. Make a python file from the given txt. Start reading the lines (line by line) and understanding the content. <text:span text:style-name="T7">First aim to start with the project: handle my dataset as a dictionary. The ID will be the key entries of the dictionary, and the values will correspond to a 2-element-list containing the aminoacid sequence (list[0]) and the topology (list[1]). </text:span></text:p>
      <text:p text:style-name="P9"/>
      <text:p text:style-name="P9"/>
      <text:p text:style-name="P9"/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monospace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56:06.510870330</meta:creation-date>
    <dc:date>2018-02-20T11:16:06.348637997</dc:date>
    <meta:editing-duration>PT58M3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510" meta:character-count="3774" meta:non-whitespace-character-count="3296"/>
  </office:meta>
</office:document-meta>
</file>